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use-window-font-color="true" style:text-outline="false" style:font-name="Arial" fo:font-size="12pt" fo:letter-spacing="normal" fo:language="en" fo:country="US" fo:font-weight="bold" style:letter-kerning="false" style:font-size-asian="12pt" style:font-weight-asian="bold" style:font-size-complex="12pt"/>
    </style:style>
    <style:style style:name="P2" style:family="paragraph" style:parent-style-name="Standard">
      <style:paragraph-properties fo:text-align="center" style:justify-single-word="false"/>
      <style:text-properties style:use-window-font-color="true" style:text-outline="false" style:font-name="Arial" fo:font-size="12pt" fo:letter-spacing="normal" fo:language="en" fo:country="US" fo:font-weight="bold" officeooo:rsid="001bc242" style:letter-kerning="false" style:font-size-asian="12pt" style:font-weight-asian="bold" style:font-size-complex="12pt" style:font-weight-complex="bold"/>
    </style:style>
    <style:style style:name="P3" style:family="paragraph" style:parent-style-name="Standard" style:list-style-name="L1">
      <style:paragraph-properties fo:text-align="justify" style:justify-single-word="false"/>
      <style:text-properties style:use-window-font-color="true" style:text-outline="false" style:font-name="Arial" fo:font-size="12pt" fo:letter-spacing="normal" fo:language="en" fo:country="US" officeooo:paragraph-rsid="001f640b" style:letter-kerning="false" style:font-size-asian="12pt" style:font-size-complex="12pt"/>
    </style:style>
    <style:style style:name="P4" style:family="paragraph" style:parent-style-name="Standard">
      <style:text-properties style:use-window-font-color="true" style:text-outline="false" style:font-name="Arial" fo:font-size="12pt" fo:letter-spacing="normal" fo:language="en" fo:country="US" fo:font-weight="normal" style:letter-kerning="false" style:font-size-asian="12pt" style:font-weight-asian="normal" style:font-size-complex="12pt"/>
    </style:style>
    <style:style style:name="P5" style:family="paragraph" style:parent-style-name="Standard">
      <style:text-properties style:use-window-font-color="true" style:text-outline="false" style:font-name="HelveticaNeue" fo:font-size="12pt" fo:letter-spacing="normal" fo:font-weight="normal" style:letter-kerning="false" style:font-size-asian="12pt" style:font-weight-asian="normal"/>
    </style:style>
    <style:style style:name="P6" style:family="paragraph" style:parent-style-name="Standard" style:list-style-name="L2">
      <style:text-properties style:use-window-font-color="true" style:text-outline="false" style:font-name="HelveticaNeue" fo:font-size="12pt" fo:letter-spacing="normal" fo:font-weight="normal" style:letter-kerning="false" style:font-size-asian="12pt" style:font-weight-asian="normal"/>
    </style:style>
    <style:style style:name="P7" style:family="paragraph" style:parent-style-name="Standard">
      <style:text-properties style:use-window-font-color="true" style:text-outline="false" style:font-name="HelveticaNeue" fo:font-size="12pt" fo:letter-spacing="normal" style:text-underline-style="none" fo:font-weight="bold" style:letter-kerning="false" style:font-size-asian="12pt" style:font-weight-asian="bold"/>
    </style:style>
    <style:style style:name="P8" style:family="paragraph" style:parent-style-name="Standard">
      <style:text-properties style:use-window-font-color="true" style:text-outline="false" style:font-name="HelveticaNeue" fo:font-size="12pt" fo:letter-spacing="normal" style:text-underline-style="none" fo:font-weight="normal" style:letter-kerning="false" style:font-size-asian="12pt" style:font-weight-asian="normal"/>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list-style-name="L1">
      <style:paragraph-properties fo:text-align="justify" style:justify-single-word="false"/>
      <style:text-properties officeooo:paragraph-rsid="001bc242"/>
    </style:style>
    <style:style style:name="P12" style:family="paragraph" style:parent-style-name="Standard" style:list-style-name="L1">
      <style:paragraph-properties fo:text-align="justify" style:justify-single-word="false"/>
      <style:text-properties officeooo:paragraph-rsid="001f640b"/>
    </style:style>
    <style:style style:name="P13" style:family="paragraph" style:parent-style-name="Standard">
      <style:text-properties officeooo:paragraph-rsid="0020b905"/>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0b905" officeooo:paragraph-rsid="0020b905" style:font-weight-asian="bold" style:font-weight-complex="bold"/>
    </style:style>
    <style:style style:name="P16" style:family="paragraph" style:parent-style-name="Standard">
      <style:text-properties officeooo:rsid="0020b905"/>
    </style:style>
    <style:style style:name="P17" style:family="paragraph" style:parent-style-name="Standard">
      <style:text-properties officeooo:rsid="0020b905" officeooo:paragraph-rsid="0020b905"/>
    </style:style>
    <style:style style:name="P18" style:family="paragraph" style:parent-style-name="Standard" style:list-style-name="L2"/>
    <style:style style:name="P19" style:family="paragraph" style:parent-style-name="Standard" style:list-style-name="L4">
      <style:paragraph-properties>
        <style:tab-stops>
          <style:tab-stop style:position="0.388cm"/>
          <style:tab-stop style:position="1.27cm"/>
        </style:tab-stops>
      </style:paragraph-properties>
    </style:style>
    <style:style style:name="T1" style:family="text">
      <style:text-properties style:use-window-font-color="true" style:text-outline="false" style:font-name="HelveticaNeue" fo:font-size="12pt" fo:letter-spacing="normal" fo:font-weight="normal" style:letter-kerning="false" style:font-size-asian="12pt" style:font-weight-asian="normal"/>
    </style:style>
    <style:style style:name="T2" style:family="text">
      <style:text-properties style:use-window-font-color="true" style:text-outline="false" style:font-name="HelveticaNeue" fo:font-size="12pt" fo:letter-spacing="normal" fo:font-weight="bold" style:letter-kerning="false" style:font-size-asian="12pt" style:font-weight-asian="bold"/>
    </style:style>
    <style:style style:name="T3" style:family="text">
      <style:text-properties style:use-window-font-color="true" style:text-outline="false" style:font-name="HelveticaNeue" fo:font-size="12pt" fo:letter-spacing="normal" style:text-underline-style="solid" style:text-underline-width="auto" style:text-underline-color="font-color" fo:font-weight="bold" style:letter-kerning="false" style:font-size-asian="12pt" style:font-weight-asian="bold"/>
    </style:style>
    <style:style style:name="T4" style:family="text">
      <style:text-properties style:use-window-font-color="true" style:text-outline="false" style:font-name="HelveticaNeue" fo:font-size="12pt" fo:letter-spacing="normal" style:text-underline-style="none" fo:font-weight="bold" style:letter-kerning="false" style:font-size-asian="12pt" style:font-weight-asian="bold"/>
    </style:style>
    <style:style style:name="T5" style:family="text">
      <style:text-properties style:use-window-font-color="true" style:text-outline="false" style:font-name="HelveticaNeue" fo:font-size="12pt" fo:letter-spacing="normal" style:text-underline-style="none" fo:font-weight="bold" officeooo:rsid="0020b905" style:letter-kerning="false" style:font-size-asian="12pt" style:font-weight-asian="bold"/>
    </style:style>
    <style:style style:name="T6" style:family="text">
      <style:text-properties style:use-window-font-color="true" style:text-outline="false" style:font-name="HelveticaNeue" fo:font-size="12pt" fo:letter-spacing="normal" style:text-underline-style="none" fo:font-weight="bold" officeooo:rsid="00213970" style:letter-kerning="false" style:font-size-asian="12pt" style:font-weight-asian="bold"/>
    </style:style>
    <style:style style:name="T7" style:family="text">
      <style:text-properties style:use-window-font-color="true" style:text-outline="false" style:font-name="HelveticaNeue" fo:font-size="12pt" fo:letter-spacing="normal" style:text-underline-style="none" fo:font-weight="bold" style:letter-kerning="true" style:font-size-asian="12pt" style:font-weight-asian="bold"/>
    </style:style>
    <style:style style:name="T8" style:family="text">
      <style:text-properties style:use-window-font-color="true" style:text-outline="false" style:font-name="HelveticaNeue" fo:font-size="12pt" fo:letter-spacing="normal" style:text-underline-style="none" fo:font-weight="normal" style:letter-kerning="false" style:font-size-asian="12pt" style:font-weight-asian="normal"/>
    </style:style>
    <style:style style:name="T9" style:family="text">
      <style:text-properties style:use-window-font-color="true" style:text-outline="false" style:font-name="HelveticaNeue" fo:font-size="12pt" fo:letter-spacing="normal" style:letter-kerning="false" style:font-size-asian="12pt"/>
    </style:style>
    <style:style style:name="T10" style:family="text">
      <style:text-properties style:use-window-font-color="true" style:text-outline="false" fo:letter-spacing="normal" fo:font-weight="bold" style:letter-kerning="false" style:font-weight-asian="bold"/>
    </style:style>
    <style:style style:name="T11" style:family="text">
      <style:text-properties style:use-window-font-color="true" style:text-outline="false" fo:letter-spacing="normal" fo:font-weight="bold" officeooo:rsid="001bc242" style:letter-kerning="false" style:font-weight-asian="bold"/>
    </style:style>
    <style:style style:name="T12" style:family="text">
      <style:text-properties style:use-window-font-color="true" style:text-outline="false" style:font-name="Arial" fo:font-size="12pt" fo:letter-spacing="normal" fo:language="en" fo:country="US" fo:font-weight="normal" style:letter-kerning="false" style:font-size-asian="12pt" style:font-weight-asian="normal" style:font-size-complex="12pt"/>
    </style:style>
    <style:style style:name="T13" style:family="text">
      <style:text-properties style:use-window-font-color="true" style:text-outline="false" style:font-name="Arial" fo:font-size="12pt" fo:letter-spacing="normal" fo:language="en" fo:country="US" fo:font-weight="normal" officeooo:rsid="001bc242" style:letter-kerning="false" style:font-size-asian="12pt" style:font-weight-asian="normal" style:font-size-complex="12pt" style:font-weight-complex="normal"/>
    </style:style>
    <style:style style:name="T14" style:family="text">
      <style:text-properties style:use-window-font-color="true" style:text-outline="false" style:font-name="Arial" fo:font-size="12pt" fo:letter-spacing="normal" fo:language="en" fo:country="US" fo:font-weight="normal" officeooo:rsid="001ca367" style:letter-kerning="false" style:font-size-asian="12pt" style:font-weight-asian="normal" style:font-size-complex="12pt" style:font-weight-complex="normal"/>
    </style:style>
    <style:style style:name="T15" style:family="text">
      <style:text-properties style:use-window-font-color="true" style:text-outline="false" style:font-name="Arial" fo:font-size="12pt" fo:letter-spacing="normal" fo:language="en" fo:country="US" fo:font-weight="normal" officeooo:rsid="0024b6c7" style:letter-kerning="false" style:font-size-asian="12pt" style:font-weight-asian="normal" style:font-size-complex="12pt" style:font-weight-complex="normal"/>
    </style:style>
    <style:style style:name="T16" style:family="text">
      <style:text-properties style:use-window-font-color="true" style:text-outline="false" style:font-name="Arial" fo:font-size="12pt" fo:letter-spacing="normal" fo:language="en" fo:country="US" fo:font-weight="normal" officeooo:rsid="001f640b" style:letter-kerning="false" style:font-size-asian="12pt" style:font-weight-asian="normal" style:font-size-complex="12pt"/>
    </style:style>
    <style:style style:name="T17" style:family="text">
      <style:text-properties style:use-window-font-color="true" style:text-outline="false" style:font-name="Arial" fo:font-size="12pt" fo:letter-spacing="normal" fo:language="en" fo:country="US" fo:font-weight="bold" style:letter-kerning="false" style:font-size-asian="12pt" style:font-weight-asian="bold" style:font-size-complex="12pt"/>
    </style:style>
    <style:style style:name="T18" style:family="text">
      <style:text-properties style:use-window-font-color="true" style:text-outline="false" style:font-name="Arial" fo:font-size="12pt" fo:letter-spacing="normal" fo:language="en" fo:country="US" fo:font-weight="bold" officeooo:rsid="001bc242" style:letter-kerning="false" style:font-size-asian="12pt" style:font-weight-asian="bold" style:font-size-complex="12pt" style:font-weight-complex="bold"/>
    </style:style>
    <style:style style:name="T19" style:family="text">
      <style:text-properties style:use-window-font-color="true" style:text-outline="false" style:font-name="Arial" fo:font-size="12pt" fo:letter-spacing="normal" fo:language="en" fo:country="US" fo:font-weight="bold" officeooo:rsid="0020b905" style:letter-kerning="false" style:font-size-asian="12pt" style:font-weight-asian="bold" style:font-size-complex="12pt"/>
    </style:style>
    <style:style style:name="T20" style:family="text">
      <style:text-properties style:use-window-font-color="true" style:text-outline="false" style:font-name="Arial" fo:font-size="12pt" fo:letter-spacing="normal" fo:language="en" fo:country="US" fo:font-weight="bold" officeooo:rsid="001bc242" style:letter-kerning="false" style:font-size-asian="12pt" style:font-weight-asian="bold" style:font-size-complex="12pt"/>
    </style:style>
    <style:style style:name="T21" style:family="text">
      <style:text-properties style:use-window-font-color="true" style:text-outline="false" style:font-name="Arial" fo:font-size="12pt" fo:letter-spacing="normal" fo:language="en" fo:country="US" style:text-underline-style="none" fo:font-weight="normal" style:letter-kerning="false" style:font-size-asian="12pt" style:font-weight-asian="normal" style:font-size-complex="12pt"/>
    </style:style>
    <style:style style:name="T22" style:family="text">
      <style:text-properties style:use-window-font-color="true" style:text-outline="false" style:font-name="Arial" fo:font-size="12pt" fo:letter-spacing="normal" fo:language="en" fo:country="US" style:text-underline-style="none" fo:font-weight="bold" style:letter-kerning="false" style:font-size-asian="12pt" style:font-weight-asian="bold" style:font-size-complex="12pt" style:font-weight-complex="bold"/>
    </style:style>
    <style:style style:name="T23" style:family="text">
      <style:text-properties style:use-window-font-color="true" style:text-outline="false" style:font-name="Arial" fo:font-size="16pt" fo:letter-spacing="normal" fo:language="en" fo:country="US" fo:font-weight="bold" style:letter-kerning="false" style:font-size-asian="16pt" style:font-weight-asian="bold" style:font-size-complex="16pt" style:font-weight-complex="bold"/>
    </style:style>
    <style:style style:name="T24" style:family="text">
      <style:text-properties style:use-window-font-color="true" style:text-outline="false" style:font-name="Arial" fo:font-size="16pt" fo:letter-spacing="normal" fo:language="en" fo:country="US" fo:font-weight="bold" officeooo:rsid="0018aad4" style:letter-kerning="false" style:font-size-asian="16pt" style:font-weight-asian="bold" style:font-size-complex="16pt" style:font-weight-complex="bold"/>
    </style:style>
    <style:style style:name="T25" style:family="text">
      <style:text-properties style:use-window-font-color="true" style:text-outline="false" style:font-name="Arial" fo:font-size="16pt" fo:letter-spacing="normal" fo:language="en" fo:country="US" fo:font-weight="bold" officeooo:rsid="001ca367" style:letter-kerning="false" style:font-size-asian="16pt" style:font-weight-asian="bold" style:font-size-complex="16pt" style:font-weight-complex="bold"/>
    </style:style>
    <style:style style:name="T26" style:family="text">
      <style:text-properties style:use-window-font-color="true" style:text-outline="false" style:font-name="Arial" fo:font-size="16pt" fo:letter-spacing="normal" fo:language="en" fo:country="US" fo:font-weight="bold" officeooo:rsid="001bc242" style:letter-kerning="false" style:font-size-asian="16pt" style:font-weight-asian="bold" style:font-size-complex="16pt" style:font-weight-complex="bold"/>
    </style:style>
    <style:style style:name="T27" style:family="text">
      <style:text-properties fo:color="#202020" style:text-outline="false" style:font-name="Arial" fo:font-size="12pt" fo:letter-spacing="normal" fo:language="en" fo:country="US" fo:font-weight="normal" style:letter-kerning="false" style:font-size-asian="12pt" style:font-weight-asian="normal" style:font-size-complex="12pt"/>
    </style:style>
    <style:style style:name="T28" style:family="text">
      <style:text-properties fo:color="#202020" style:text-outline="false" style:font-name="Arial" fo:font-size="12pt" fo:letter-spacing="normal" fo:language="en" fo:country="US" fo:font-weight="bold" style:letter-kerning="false" style:font-size-asian="12pt" style:font-weight-asian="bold" style:font-size-complex="12pt"/>
    </style:style>
    <style:style style:name="T29" style:family="text">
      <style:text-properties fo:color="#8b3824" style:text-outline="false" style:font-name="HelveticaNeue" fo:font-size="12pt" fo:letter-spacing="normal" style:text-underline-style="solid" style:text-underline-width="auto" style:text-underline-color="font-color" fo:font-weight="normal" style:letter-kerning="false" style:font-size-asian="12pt" style:font-weight-asian="normal"/>
    </style:style>
    <style:style style:name="T30" style:family="text">
      <style:text-properties fo:color="#8b3824" style:text-outline="false" style:font-name="Arial" fo:font-size="12pt" fo:letter-spacing="normal" fo:language="en" fo:country="US" style:text-underline-style="solid" style:text-underline-width="auto" style:text-underline-color="font-color" fo:font-weight="normal" style:letter-kerning="false" style:font-size-asian="12pt" style:font-weight-asian="normal" style:font-size-complex="12pt"/>
    </style:style>
    <style:style style:name="T31" style:family="text">
      <style:text-properties style:font-name="Arial" fo:font-size="12pt" fo:language="en" fo:country="US" style:font-size-asian="12pt" style:font-size-complex="12pt"/>
    </style:style>
    <style:style style:name="T32" style:family="text">
      <style:text-properties fo:font-weight="normal" officeooo:rsid="001bc242" style:font-weight-asian="normal" style:font-weight-complex="normal"/>
    </style:style>
    <style:style style:name="T33" style:family="text">
      <style:text-properties fo:font-weight="normal" officeooo:rsid="001e69fb"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bc242" style:font-weight-asian="bold" style:font-weight-complex="bold"/>
    </style:style>
    <style:style style:name="T36" style:family="text">
      <style:text-properties style:text-position="super 58%" fo:font-weight="normal" officeooo:rsid="001e69fb" style:font-weight-asian="normal" style:font-weight-complex="normal"/>
    </style:style>
    <style:style style:name="T37" style:family="text">
      <style:text-properties officeooo:rsid="0020b9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4">C</text:span><text:span text:style-name="T23">ovid-19 </text:span><text:span text:style-name="T25">C</text:span><text:span text:style-name="T26">orpora and </text:span><text:span text:style-name="T25">V</text:span><text:span text:style-name="T26">ocabularies </text:span><text:span text:style-name="T25">S</text:span><text:span text:style-name="T26">ources</text:span></text:p>
      <text:p text:style-name="P2"/>
      <text:p text:style-name="P2"/>
      <text:h text:style-name="Heading_20_2" text:outline-level="2">A. Corpora</text:h>
      <text:list xml:id="list3138686483" text:style-name="L1">
        <text:list-item>
          <text:p text:style-name="P11"><text:span text:style-name="T18">online web news </text:span><text:span text:style-name="T13">: JSI timestamped corpora (</text:span><text:a xlink:type="simple" xlink:href="https://www.sketchengine.eu/jozef-stefan-institute-newsfeed-corpus/" text:style-name="Internet_20_link" text:visited-style-name="Visited_20_Internet_20_Link">https://www.sketchengine.eu/jozef-stefan-institute-newsfeed-corpus/</text:a><text:span text:style-name="T13"> ) available in English and all the languages we cover (German, French, Dutch, Swedish, Finnish, )... except Icelandic. For French and German, varieties are present (namely Austrian and Belgian). These corpora are comparable , as</text:span><text:span text:style-name="T14"> textual data</text:span><text:span text:style-name="T13"> </text:span><text:span text:style-name="T14">is</text:span><text:span text:style-name="T13"> retrieved from rss feeds of online </text:span><text:span text:style-name="T14">news </text:span><text:span text:style-name="T13">websites. </text:span><text:span text:style-name="T14">All corpora</text:span><text:span text:style-name="T13"> are quantitatively significant (more than 100 million words is the common threshold) </text:span><text:span text:style-name="T15">and monitor corpora. </text:span><text:span text:style-name="T13">These corpora can be queried from SketchEngine with several classical features (wordlist, concordance, collocations). </text:span><text:span text:style-name="T15">POS tagged corpora.</text:span></text:p>
        </text:list-item>
        <text:list-item>
          <text:p text:style-name="P3"><text:span text:style-name="T35">twitter data</text:span><text:span text:style-name="T32"> : a big project conducted by the </text:span><text:span text:style-name="T33">U</text:span><text:span text:style-name="T32">niversity of California aiming at archiving tweets from around the globe containing one of these keywords (see </text:span><text:a xlink:type="simple" xlink:href="https://github.com/echen102/COVID-19-TweetIDs/blob/master/keywords.txt" text:style-name="Internet_20_link" text:visited-style-name="Visited_20_Internet_20_Link"><text:span text:style-name="T32">https://github.com/echen102/COVID-19-TweetIDs/blob/master/keywords.txt</text:span></text:a><text:span text:style-name="T32">). </text:span><text:span text:style-name="T33">Since the outbreak of the crisis (21</text:span><text:span text:style-name="T36">st</text:span><text:span text:style-name="T33"> January).</text:span><text:span text:style-name="T32"> Unfortunately, for our paper, this huge dataset needs processing that won't be feasible in the short term. See : </text:span><text:a xlink:type="simple" xlink:href="https://github.com/echen102/COVID-19-TweetIDs" text:style-name="Internet_20_link" text:visited-style-name="Visited_20_Internet_20_Link"><text:span text:style-name="T32">https://github.com/echen102/COVID-19-TweetIDs</text:span></text:a><text:span text:style-name="T32"> </text:span></text:p>
        </text:list-item>
        <text:list-item>
          <text:p text:style-name="P12"><text:span text:style-name="T28">Novel Coronavirus (2019-nCoV) [Multilingual] : </text:span><text:span text:style-name="T16">a</text:span><text:span text:style-name="T12"> collection created by the Content Development Group of the International Internet Preservation Consortium in collaboration with Archive-It to preserve web content related to the ongoing Novel Coronavirus (Covid-19) outbreak. Identification of seed websites and initial web crawling began in February 2020, and the collection will continue to add new content as needed during the course of the outbreak and its containment. High priority subtopics include: coronavirus origins; information about the spread of infection; regional or local containment efforts; medical and scientific aspects; social aspects; economic aspects; and political aspects. Websites from anywhere in the world and in any language are in scope</text:span><text:span text:style-name="T27"> : </text:span><text:a xlink:type="simple" xlink:href="https://archive-it.org/collections/13529" text:style-name="Internet_20_link" text:visited-style-name="Visited_20_Internet_20_Link"><text:span text:style-name="T30">https://archive-it.org/collections/13529</text:span></text:a></text:p>
        </text:list-item>
        <text:list-item>
          <text:p text:style-name="P12"><text:span text:style-name="T17">COVID-19 Open Research Dataset (CORD-19) [English] : </text:span><text:span text:style-name="T12">Free resource of over 51,000 scholarly articles, including over 40,000 with full text about COVID-19 and the Coronavirus family of viruses for use by the global research community. </text:span><text:a xlink:type="simple" xlink:href="https://www.semanticscholar.org/cord19" text:style-name="Internet_20_link" text:visited-style-name="Visited_20_Internet_20_Link"><text:span text:style-name="T30">https://www.semanticscholar.org/cord19</text:span></text:a></text:p>
        </text:list-item>
        <text:list-item>
          <text:p text:style-name="P12"><text:span text:style-name="T17">Coronavirus Corpus [English] : </text:span><text:span text:style-name="T12">The Coronavirus Corpus is designed to be a comprehensive record of the social, cultural, and economic impact of the Coronavirus (COVID-19) in 2020 and beyond, and it is part of the English-Corpora.org suite of corpora, which offer insight into genre-based, historical, and dialectal variation in English. Early May 2020 the corpus was  about 270 million words in size, and it continues to grow by 3-4 million words each day. </text:span><text:a xlink:type="simple" xlink:href="https://www.english-corpora.org/corona/" text:style-name="Internet_20_link" text:visited-style-name="Visited_20_Internet_20_Link"><text:span text:style-name="T30">https://www.english-corpora.org/corona/</text:span></text:a></text:p>
        </text:list-item>
        <text:list-item>
          <text:p text:style-name="P12"><text:span text:style-name="T22">broadcast news</text:span><text:span text:style-name="T21"> related to cover-19 (archives.org) : </text:span><text:a xlink:type="simple" xlink:href="http://data.gdeltproject.org/blog/2020-coronavirus-narrative/live_tvnews/MASTERFILELIST.TXT" text:style-name="Internet_20_link" text:visited-style-name="Visited_20_Internet_20_Link">http://data.gdeltproject.org/blog/2020-coronavirus-narrative/live_tvnews/MASTERFILELIST.TXT</text:a><text:span text:style-name="T21"> </text:span></text:p>
        </text:list-item>
      </text:list>
      <text:p text:style-name="P4"/>
      <text:p text:style-name="P4"/>
      <text:p text:style-name="Standard"><text:span text:style-name="T19">O</text:span><text:span text:style-name="T17">ther </text:span><text:span text:style-name="T20">corpora/datasets</text:span><text:span text:style-name="T17"> : </text:span></text:p>
      <text:p text:style-name="Standard"><text:a xlink:type="simple" xlink:href="https://github.com/bigheiniu/awesome-coronavirus19-dataset" text:style-name="Standard" text:visited-style-name="Standard"><text:span text:style-name="T30">https://github.com/bigheiniu/awesome-coronavirus19-dataset</text:span></text:a></text:p>
      <text:p text:style-name="Standard"><text:a xlink:type="simple" xlink:href="https://www.covid19-archive.com/" text:style-name="Standard" text:visited-style-name="Standard"><text:span text:style-name="T30">https://www.covid19-archive.com/</text:span></text:a></text:p>
      <text:p text:style-name="Standard"><text:a xlink:type="simple" xlink:href="https://www.clarin.eu/covid-19" text:style-name="Internet_20_link" text:visited-style-name="Visited_20_Internet_20_Link"><text:span text:style-name="T30">https://www.clarin.eu/covid-19</text:span></text:a></text:p>
      <text:p text:style-name="P13"><text:soft-page-break/><text:a xlink:type="simple" xlink:href="http://www.socialmediaforpublichealth.org/covid-19/resources/" text:style-name="Standard" text:visited-style-name="Standard"><text:span text:style-name="T30">http://www.socialmediaforpublichealth.org/covid-19/resources/</text:span></text:a></text:p>
      <text:p text:style-name="Standard"><text:a xlink:type="simple" xlink:href="https://www.clarin.eu/covid-19" text:style-name="Standard" text:visited-style-name="Standard"><text:span text:style-name="T31"/></text:a></text:p>
      <text:p text:style-name="P9"/>
      <text:p text:style-name="P1">NLP / Corpus analysis tools applied to covid-19 corpora</text:p>
      <text:p text:style-name="Standard"><text:span text:style-name="T12">analysis of covid-19 lexical dynamics by OED : </text:span><text:a xlink:type="simple" xlink:href="https://public.oed.com/blog/corpus-analysis-of-the-language-of-covid-19/" text:style-name="Standard" text:visited-style-name="Standard"><text:span text:style-name="T30">https://public.oed.com/blog/corpus-analysis-of-the-language-of-covid-19/</text:span></text:a></text:p>
      <text:p text:style-name="Standard"><text:span text:style-name="T12">SKetchEngine access to COVID-19 Open research Dataset : </text:span><text:a xlink:type="simple" xlink:href="https://app.sketchengine.eu/#dashboard?corpname=preloaded%2Fcovid19" text:style-name="Standard" text:visited-style-name="Standard"><text:span text:style-name="T30">https://app.sketchengine.eu/#dashboard?corpname=preloaded%2Fcovid19</text:span></text:a></text:p>
      <text:p text:style-name="Standard"><text:span text:style-name="T12">IBM Knowledge graphs from corpora : </text:span><text:a xlink:type="simple" xlink:href="https://ds-covid19.res.ibm.com/about" text:style-name="Standard" text:visited-style-name="Standard"><text:span text:style-name="T30">https://ds-covid19.res.ibm.com/about</text:span></text:a></text:p>
      <text:p text:style-name="Standard"><text:a xlink:type="simple" xlink:href="https://ds-covid19.res.ibm.com/about" text:style-name="Standard" text:visited-style-name="Standard"><text:span text:style-name="T31"/></text:a></text:p>
      <text:h text:style-name="Heading_20_2" text:outline-level="2">B. Vocabularies</text:h>
      <text:p text:style-name="P17"><text:span text:style-name="T31"/></text:p>
      <text:p text:style-name="P15"><text:span text:style-name="T31">Dictionary Publishers :</text:span></text:p>
      <text:list xml:id="list2528964964" text:style-name="L2">
        <text:list-item>
          <text:p text:style-name="P18"><text:span text:style-name="T2">Meriam-webster vocabulary : </text:span><text:a xlink:type="simple" xlink:href="https://www.merriam-webster.com/words-at-play/coronavirus-words-guide/self-quarantine" text:style-name="Default_20_Style" text:visited-style-name="Default_20_Style"><text:span text:style-name="T29">https://www.merriam-webster.com/words-at-play/coronavirus-words-guide/self-quarantine</text:span></text:a></text:p>
          <text:p text:style-name="P6"/>
        </text:list-item>
        <text:list-item>
          <text:p text:style-name="P18"><text:span text:style-name="T2">OED : </text:span><text:a xlink:type="simple" xlink:href="https://public.oed.com/blog/corpusanalysis-of-the-language-of-covid-19/" text:style-name="Internet_20_link" text:visited-style-name="Visited_20_Internet_20_Link">https://public.oed.com/blog/corpusanalysis-of-the-language-of-covid-19/</text:a><text:span text:style-name="T1">  </text:span></text:p>
        </text:list-item>
      </text:list>
      <text:p text:style-name="P5"/>
      <text:p text:style-name="P5"/>
      <text:p text:style-name="P14"><text:span text:style-name="T9">wordgames</text:span></text:p>
      <text:p text:style-name="Standard"><text:a xlink:type="simple" xlink:href="https://www.dictionary.com/e/s/new-words-we-created-because-of-coronavirus/#1" text:style-name="Default_20_Style" text:visited-style-name="Default_20_Style"><text:span text:style-name="T29">https://www.dictionary.com/e/s/new-words-we-created-because-of-coronavirus/#1</text:span></text:a><text:span text:style-name="T1"> (funny lexical innovations from corona etc.)</text:span></text:p>
      <text:p text:style-name="P5"/>
      <text:p text:style-name="P16"><text:span text:style-name="T2"/></text:p>
      <text:p text:style-name="Standard"><text:span text:style-name="T2"/></text:p>
      <text:p text:style-name="P17"><text:span text:style-name="T2">English-French</text:span></text:p>
      <text:p text:style-name="Standard"><text:span text:style-name="T2">English - French vocabulary for English-speaking folk people :</text:span></text:p>
      <text:p text:style-name="Standard"><text:a xlink:type="simple" xlink:href="https://www.frenchtoday.com/blog/french-vocabulary/french-coronavirus-vocabulary/" text:style-name="Default_20_Style" text:visited-style-name="Default_20_Style"><text:span text:style-name="T29">https://www.frenchtoday.com/blog/french-vocabulary/french-coronavirus-vocabulary/</text:span></text:a></text:p>
      <text:p text:style-name="Standard"><text:a xlink:type="simple" xlink:href="https://www.thelocal.fr/20200303/the-french-vocab-you-might-need-during-a-coronavirus-outbreak" text:style-name="Default_20_Style" text:visited-style-name="Default_20_Style"><text:span text:style-name="T29">https://www.thelocal.fr/20200303/the-french-vocab-you-might-need-during-a-coronavirus-outbreak</text:span></text:a></text:p>
      <text:p text:style-name="P5"/>
      <text:p text:style-name="Standard"><text:span text:style-name="T2">French-English from Termium (canadian) <text:s/>: </text:span><text:a xlink:type="simple" xlink:href="https://www.btb.termiumplus.gc.ca/publications/covid19-fra.html" text:style-name="Default_20_Style" text:visited-style-name="Default_20_Style"><text:span text:style-name="T29">https://www.btb.termiumplus.gc.ca/publications/covid19-fra.html</text:span></text:a></text:p>
      <text:p text:style-name="P5"/>
      <text:p text:style-name="Standard"><text:a xlink:type="simple" xlink:href="https://www.ctvnews.ca/health/coronavirus/covid-19-key-words-to-know-from-asymptomatic-to-zoonotic-1.4851745" text:style-name="Default_20_Style" text:visited-style-name="Default_20_Style"><text:span text:style-name="T29">https://www.ctvnews.ca/health/coronavirus/covid-19-key-words-to-know-from-asymptomatic-to-zoonotic-1.4851745</text:span></text:a></text:p>
      <text:p text:style-name="P5"/>
      <text:p text:style-name="Standard"><text:span text:style-name="T3">NLP studies</text:span></text:p>
      <text:list xml:id="list319151499" text:style-name="L4">
        <text:list-item>
          <text:p text:style-name="P19"><text:span text:style-name="T4">Frequency list from corpora (to find derived / Compounded terms from word roots)</text:span></text:p>
        </text:list-item>
        <text:list-item>
          <text:p text:style-name="P19"><text:span text:style-name="T4">Statistic</text:span><text:span text:style-name="T6">al</text:span><text:span text:style-name="T4"> measures for collocations (to get a grip on phraseological innovations)</text:span></text:p>
        </text:list-item>
        <text:list-item>
          <text:p text:style-name="P19"><text:span text:style-name="T4">Word Embeddings (to find local variants)</text:span></text:p>
        </text:list-item>
        <text:list-item>
          <text:p text:style-name="P19"><text:span text:style-name="T4">Topic modeling (to find Related words in the same </text:span><text:span text:style-name="T5">document</text:span><text:span text:style-name="T4">)</text:span></text:p>
          <text:p text:style-name="P19"><text:span text:style-name="T4"/></text:p>
        </text:list-item>
      </text:list>
      <text:p text:style-name="P7"/>
      <text:p text:style-name="Standard"><text:span text:style-name="T8">(Tweets containing hashtags + LDA Topic modeling)</text:span></text:p>
      <text:p text:style-name="Standard"><text:a xlink:type="simple" xlink:href="https://arxiv.org/ftp/arxiv/papers/2004/2004.06986.pdf" text:style-name="Default_20_Style" text:visited-style-name="Default_20_Style"><text:span text:style-name="T29">https://arxiv.org/ftp/arxiv/papers/2004/2004.06986.pdf</text:span></text:a></text:p>
      <text:p text:style-name="P8"><text:soft-page-break/></text:p>
      <text:p text:style-name="P8"/>
      <text:p text:style-name="Standard"><text:span text:style-name="T4">Medical point of view</text:span></text:p>
      <text:p text:style-name="Standard"><text:a xlink:type="simple" xlink:href="http://project-emerse.org/synonyms_covid19.html" text:style-name="Default_20_Style" text:visited-style-name="Default_20_Style"><text:span text:style-name="T29">http://project-emerse.org/synonyms_covid19.html</text:span></text:a><text:span text:style-name="T8"> </text:span></text:p>
      <text:p text:style-name="Standard"><text:span text:style-name="T8">For example : synonyms for COVID/Corona</text:span></text:p>
      <text:p text:style-name="Standard"><text:span text:style-name="T8">2019 coronavirus</text:span></text:p>
      <text:p text:style-name="Standard"><text:span text:style-name="T8">2019 coronavirus acute respiratory disease</text:span></text:p>
      <text:p text:style-name="Standard"><text:span text:style-name="T8">2019 coronavirus-2</text:span></text:p>
      <text:p text:style-name="Standard"><text:span text:style-name="T8">2019 novel coronavirus</text:span></text:p>
      <text:p text:style-name="Standard"><text:span text:style-name="T8">2019 novel coronavirus acute respiratory disease</text:span></text:p>
      <text:p text:style-name="Standard"><text:span text:style-name="T8">2019 novel CoV</text:span></text:p>
      <text:p text:style-name="Standard"><text:span text:style-name="T8">2019-nCoV</text:span></text:p>
      <text:p text:style-name="Standard"><text:span text:style-name="T8">2019-nCoV acute respiratory disease</text:span></text:p>
      <text:p text:style-name="Standard"><text:span text:style-name="T8">Chinese coronavirus</text:span></text:p>
      <text:p text:style-name="Standard"><text:span text:style-name="T8">Chinese virus</text:span></text:p>
      <text:p text:style-name="Standard"><text:span text:style-name="T8">corona virus disease</text:span></text:p>
      <text:p text:style-name="Standard"><text:span text:style-name="T8">corona virus disease 19</text:span></text:p>
      <text:p text:style-name="Standard"><text:span text:style-name="T8">corona-virus</text:span></text:p>
      <text:p text:style-name="Standard"><text:span text:style-name="T8">coronavirus</text:span></text:p>
      <text:p text:style-name="Standard"><text:span text:style-name="T8">coronavirus disease</text:span></text:p>
      <text:p text:style-name="Standard"><text:span text:style-name="T8">coronavirus disease 19</text:span></text:p>
      <text:p text:style-name="Standard"><text:span text:style-name="T8">coronavirus2019</text:span></text:p>
      <text:p text:style-name="Standard"><text:span text:style-name="T8">COVID</text:span></text:p>
      <text:p text:style-name="Standard"><text:span text:style-name="T8">COVID-19</text:span></text:p>
      <text:p text:style-name="Standard"><text:span text:style-name="T8">COVID-19 infection</text:span></text:p>
      <text:p text:style-name="Standard"><text:span text:style-name="T8">COVID-19 infections</text:span></text:p>
      <text:p text:style-name="Standard"><text:span text:style-name="T8">COVID19</text:span></text:p>
      <text:p text:style-name="Standard"><text:span text:style-name="T8">COVID19 infection</text:span></text:p>
      <text:p text:style-name="Standard"><text:span text:style-name="T8">COVID19 infections</text:span></text:p>
      <text:p text:style-name="Standard"><text:span text:style-name="T8">CV-19</text:span></text:p>
      <text:p text:style-name="Standard"><text:span text:style-name="T8">CV19</text:span></text:p>
      <text:p text:style-name="Standard"><text:span text:style-name="T8">novel 2019 coronavirus</text:span></text:p>
      <text:p text:style-name="Standard"><text:span text:style-name="T8">novel 2019 CoV</text:span></text:p>
      <text:p text:style-name="Standard"><text:span text:style-name="T8">SARS-coronavirus</text:span></text:p>
      <text:p text:style-name="Standard"><text:span text:style-name="T8">SARS-coronavirus 2</text:span></text:p>
      <text:p text:style-name="Standard"><text:span text:style-name="T8">SARS-CoV</text:span></text:p>
      <text:p text:style-name="Standard"><text:span text:style-name="T8">SARS-CoV-2</text:span></text:p>
      <text:p text:style-name="Standard"><text:span text:style-name="T8">severe acute respiratory syndrome coronavirus</text:span></text:p>
      <text:p text:style-name="Standard"><text:span text:style-name="T8">severe acute respiratory syndrome coronavirus 2</text:span></text:p>
      <text:p text:style-name="Standard"><text:span text:style-name="T8">Wuhan coronavirus</text:span></text:p>
      <text:p text:style-name="Standard"><text:span text:style-name="T8">Wuhan virus</text:span></text:p>
      <text:p text:style-name="P8"/>
      <text:p text:style-name="Standard"><text:a xlink:type="simple" xlink:href="https://www.yalemedicine.org/stories/covid-19-glossary/" text:style-name="Default_20_Style" text:visited-style-name="Default_20_Style"><text:span text:style-name="T29">https://www.yalemedicine.org/stories/covid-19-glossary/</text:span></text:a></text:p>
      <text:p text:style-name="P8"/>
      <text:p text:style-name="Standard"><text:span text:style-name="T8">(and just for fun : Japanese)</text:span></text:p>
      <text:p text:style-name="P17"><text:a xlink:type="simple" xlink:href="https://blog.gaijinpot.com/japanese-vocabulary-for-talking-about-the-coronavirus/" text:style-name="Default_20_Style" text:visited-style-name="Default_20_Style"><text:span text:style-name="T29">https://blog.gaijinpot.com/japanese-vocabulary-for-talking-about-the-coronavirus/</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loext:min-decimal-places="0" number:min-integer-digits="1" number:grouping="true"/>
      <number:text> </number:text>
      <number:currency-symbol number:language="fr" number:country="FR">F</number:currency-symbol>
    </number:currency-style>
    <number:currency-style style:name="N108">
      <number:text>-</number:text>
      <number:number number:decimal-places="0" loext:min-decimal-places="0" number:min-integer-digits="1"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F</number:currency-symbol>
    </number:currency-style>
    <number:currency-style style:name="N110">
      <number:text>-</number:text>
      <number:number number:decimal-places="2" loext:min-decimal-places="2" number:min-integer-digits="1" number:grouping="true"/>
      <number:text> </number:text>
      <number:currency-symbol number:language="fr" number:country="FR">F</number:currency-symbol>
      <style:map style:condition="value()&gt;=0" style:apply-style-name="N110P0"/>
    </number:currency-style>
    <number:currency-style style:name="N111P0" style:volatile="true">
      <number:number number:decimal-places="0" loext: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2" loext: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1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02T10:28:32.304625000</meta:creation-date>
    <dc:date>2020-07-05T18:36:07.366515000</dc:date>
    <meta:editing-duration>P2DT2H7M43S</meta:editing-duration>
    <meta:editing-cycles>9</meta:editing-cycles>
    <meta:generator>LibreOffice/6.4.3.2$MacOSX_X86_64 LibreOffice_project/747b5d0ebf89f41c860ec2a39efd7cb15b54f2d8</meta:generator>
    <meta:document-statistic meta:table-count="0" meta:image-count="0" meta:object-count="0" meta:page-count="3" meta:paragraph-count="80" meta:word-count="625" meta:character-count="5600" meta:non-whitespace-character-count="5059"/>
  </office:meta>
</office:document-meta>
</file>